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06pt"/>
    </style:style>
    <style:style style:name="co2" style:family="table-column">
      <style:table-column-properties fo:break-before="auto" style:column-width="45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1.71pt" fo:break-before="auto" style:use-optimal-row-height="true"/>
    </style:style>
    <style:style style:name="ro2" style:family="table-row">
      <style:table-row-properties style:row-height="24.49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ro4" style:family="table-row">
      <style:table-row-properties style:row-height="14.6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00ffff" style:diagonal-bl-tr="none" style:diagonal-tl-br="none" style:text-align-source="value-type" style:repeat-content="false" fo:wrap-option="no-wrap" fo:border="0.06pt solid #000000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00ffff" style:diagonal-bl-tr="none" style:diagonal-tl-br="none" style:text-align-source="value-type" style:repeat-content="false" fo:wrap-option="wrap" fo:border="0.06pt solid #000000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16"/>
        <table:table-column table:style-name="co3" table:default-cell-style-name="ce18"/>
        <table:table-row table:style-name="ro1">
          <table:table-cell table:style-name="ce1" office:value-type="string" calcext:value-type="string" table:number-columns-spanned="4" table:number-rows-spanned="1">
            <text:p>IT - Policy Checklist</text:p>
          </table:table-cell>
          <table:covered-table-cell table:number-columns-repeated="3" table:style-name="ce1"/>
        </table:table-row>
        <table:table-row table:style-name="ro2">
          <table:table-cell table:style-name="ce2"/>
          <table:table-cell table:style-name="ce6" office:value-type="string" calcext:value-type="string" table:number-columns-spanned="3" table:number-rows-spanned="1">
            <text:p>Objective: <text:s/>Provide a general list of subjects normally covered in effective IT policies to assist in the examiner's review and evaluation of Business Human rights IT policies. Check all that apply.</text:p>
          </table:table-cell>
          <table:covered-table-cell table:number-columns-repeated="2" table:style-name="ce13"/>
        </table:table-row>
        <table:table-row table:style-name="ro3">
          <table:table-cell table:style-name="ce3"/>
          <table:table-cell table:style-name="ce7" office:value-type="string" calcext:value-type="string">
            <text:p>Question</text:p>
          </table:table-cell>
          <table:table-cell table:style-name="ce14" office:value-type="string" calcext:value-type="string" table:number-columns-spanned="2" table:number-rows-spanned="1">
            <text:p>Comments</text:p>
          </table:table-cell>
          <table:covered-table-cell table:style-name="ce7" office:value-type="string" calcext:value-type="string">
            <text:p>Comments</text:p>
          </table:covered-table-cell>
        </table:table-row>
        <table:table-row table:style-name="ro4">
          <table:table-cell table:style-name="ce4"/>
          <table:table-cell table:style-name="ce8" office:value-type="string" calcext:value-type="string" table:number-columns-spanned="3" table:number-rows-spanned="1">
            <text:p>Section A: General IT Policies</text:p>
          </table:table-cell>
          <table:covered-table-cell table:number-columns-repeated="2" table:style-name="ce1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Information security program (risk assessments, tests of controls, digisec training, board reports)</text:p>
          </table:table-cell>
          <table:table-cell/>
          <table:table-cell table:style-name="ce1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Designated security officer responsible for ensuring monitoring of infrastructure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hysical access controls and environmental controls for the systems resources (CCTVs, Locks etc)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System, network, e-mail, and database administration (Password policies, usage, data retention)</text:p>
          </table:table-cell>
          <table:table-cell table:number-columns-repeated="2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Firewall, router, and server security management (Firmware, policy, access control)</text:p>
          </table:table-cell>
          <table: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Monitoring and backup of firewall and intrusion detection logs (Data Retention policy)</text:p>
          </table:table-cell>
          <table:table-cell table:number-columns-repeated="2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Wireless communication (Guest access, VLANs)</text:p>
          </table:table-cell>
          <table:table-cell table:number-columns-repeated="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Password administration for critical systems (Web Server, Backup) </text:p>
          </table:table-cell>
          <table:table-cell table:number-columns-repeated="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Use of encryption to protect sensitive data (Backup, SSL, data transfer, key databases)</text:p>
          </table:table-cell>
          <table:table-cell table:number-columns-repeated="2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Use of modems (these can undermine firewall protection if not properly managed)</text:p>
          </table:table-cell>
          <table:table-cell/>
          <table:table-cell table:style-name="ce19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Remote access for vendors and employees, (if applicable)</text:p>
          </table:table-cell>
          <table:table-cell/>
          <table:table-cell table:style-name="ce19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Frequency of system patches and updates, logs maintained (Weekly, Monthly, etc)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Virus protection and updates (Automation)</text:p>
          </table:table-cell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Vulnerability scanning and penetration tests (Network, Web applications, Systems, servers)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Backup &amp; recovery procedures (Downtime, process etc)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Testing of business continuity and disaster recovery plans (Fire, flood, raid, shutdown)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0" office:value-type="string" calcext:value-type="string">
            <text:p>Procedures for disposal of hardware, software, and documents containing sensitive information</text:p>
          </table:table-cell>
          <table:table-cell table:number-columns-repeated="2"/>
        </table:table-row>
        <table:table-row table:style-name="ro4">
          <table:table-cell table:style-name="ce4"/>
          <table:table-cell table:style-name="ce11" office:value-type="string" calcext:value-type="string" table:number-columns-spanned="3" table:number-rows-spanned="1">
            <text:p>Section B: Personnel Policies</text:p>
          </table:table-cell>
          <table:covered-table-cell table:style-name="ce15"/>
          <table:covered-table-cell table:style-name="ce20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Acceptable usage of Internet and e-mail</text:p>
          </table:table-cell>
          <table:table-cell table:number-columns-repeated="2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Installation of personal software (Approved applications)</text:p>
          </table:table-cell>
          <table:table-cell table:number-columns-repeated="2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User of PGP Email Encryption for Email communications</text:p>
          </table:table-cell>
          <table:table-cell table:number-columns-repeated="2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Password protection</text:p>
          </table:table-cell>
          <table:table-cell table:number-columns-repeated="2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Information systems security awareness</text:p>
          </table:table-cell>
          <table:table-cell table:number-columns-repeated="2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Procedures for removal of systems access upon termination of employment</text:p>
          </table:table-cell>
          <table:table-cell table:number-columns-repeated="2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Acknowledgement form(s) to be signed by employees annually</text:p>
          </table:table-cell>
          <table:table-cell table:number-columns-repeated="2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12" office:value-type="string" calcext:value-type="string">
            <text:p>Evidence of periodic monitoring of Systems/Infrastructure</text:p>
          </table:table-cell>
          <table:table-cell table:number-columns-repeated="2"/>
        </table:table-row>
        <table:table-row table:style-name="ro4">
          <table:table-cell table:style-name="ce4"/>
          <table:table-cell table:style-name="ce11" office:value-type="string" calcext:value-type="string" table:number-columns-spanned="3" table:number-rows-spanned="1">
            <text:p>Section C: IT Security Incident Response Policy</text:p>
          </table:table-cell>
          <table:covered-table-cell table:style-name="ce15"/>
          <table:covered-table-cell table:style-name="ce20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Definition of a security incident</text:p>
          </table:table-cell>
          <table:table-cell table:number-columns-repeated="2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Containment procedures (isolate, do not use compromised systems)</text:p>
          </table:table-cell>
          <table:table-cell table:number-columns-repeated="2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Contact persons to notify (Emergency Response Plan) in case of emergencies (Arrest, raid etc)</text:p>
          </table:table-cell>
          <table:table-cell table:number-columns-repeated="2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A formal reporting process (Notifying security officers, team notifications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0" loext:min-decimal-places="0" number:min-integer-digits="1"/>
      <number:text>.</number:text>
    </number:number-style>
    <number:number-style style:name="N134P0" style:volatile="true">
      <number:text>Yes</number:text>
    </number:number-style>
    <number:number-style style:name="N134P1" style:volatile="true">
      <number:text>Yes</number:text>
    </number:number-style>
    <number:number-style style:name="N134">
      <number:text>No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True</number:text>
    </number:number-style>
    <number:number-style style:name="N135P1" style:volatile="true">
      <number:text>True</number:text>
    </number:number-style>
    <number:number-style style:name="N135">
      <number:text>False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On</number:text>
    </number:number-style>
    <number:number-style style:name="N136P1" style:volatile="true">
      <number:text>On</number:text>
    </number:number-style>
    <number:number-style style:name="N136">
      <number:text>Off</number:text>
      <style:map style:condition="value()&gt;0" style:apply-style-name="N136P0"/>
      <style:map style:condition="value()&lt;0" style:apply-style-name="N136P1"/>
    </number:number-style>
    <number:currency-style style:name="N137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7P0"/>
    </number:currency-style>
    <number:number-style style:name="N138">
      <number:number number:decimal-places="1" loext:min-decimal-places="1" number:min-integer-digits="1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P0" style:volatile="true">
      <number:number number:decimal-places="2" loext:min-decimal-places="2" number:min-integer-digits="1"/>
      <number:text> </number:text>
    </number:number-style>
    <number:number-style style:name="N140">
      <number:text>(</number:text>
      <number:number number:decimal-places="2" loext:min-decimal-places="2" number:min-integer-digits="1"/>
      <number:text>)</number:text>
      <style:map style:condition="value()&gt;=0" style:apply-style-name="N140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06:37:48.807629131</meta:creation-date>
    <dc:date>2017-09-29T06:54:10.381797476</dc:date>
    <meta:editing-duration>PT5M20S</meta:editing-duration>
    <meta:editing-cycles>1</meta:editing-cycles>
    <meta:document-statistic meta:table-count="1" meta:cell-count="66" meta:object-count="0"/>
    <meta:generator>LibreOffice/5.3.3.2$Linux_X86_64 LibreOffice_project/3d9a8b4b4e538a85e0782bd6c2d430bafe583448</meta:generator>
  </office:meta>
</office:document-meta>
</file>